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AdviceTypeTests.testParsingOfAdviceTypes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pNamespaceHandlerAdviceTypeTests.testParsingOfAdvic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